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fec5" officeooo:paragraph-rsid="0011fec5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fec5" officeooo:paragraph-rsid="0011fec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officeooo:rsid="0011fec5" officeooo:paragraph-rsid="0011fec5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1fec5" officeooo:paragraph-rsid="0015fd68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1fec5" officeooo:paragraph-rsid="001903f3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74811" officeooo:paragraph-rsid="00174811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74811" officeooo:paragraph-rsid="001920d8" style:font-size-asian="10.5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officeooo:rsid="001c1b08" officeooo:paragraph-rsid="001c1b08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1fec5" officeooo:paragraph-rsid="0011fec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1fec5" officeooo:paragraph-rsid="0015fd6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1fec5" officeooo:paragraph-rsid="001903f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903f3" officeooo:paragraph-rsid="001920d8" style:font-size-asian="10.5pt" style:font-size-complex="12pt"/>
    </style:style>
    <style:style style:name="T1" style:family="text">
      <style:text-properties officeooo:rsid="0015fd68"/>
    </style:style>
    <style:style style:name="T2" style:family="text">
      <style:text-properties officeooo:rsid="00160a62"/>
    </style:style>
    <style:style style:name="T3" style:family="text">
      <style:text-properties officeooo:rsid="00174811"/>
    </style:style>
    <style:style style:name="T4" style:family="text">
      <style:text-properties officeooo:rsid="001903f3"/>
    </style:style>
    <style:style style:name="T5" style:family="text">
      <style:text-properties officeooo:rsid="001920d8"/>
    </style:style>
    <style:style style:name="T6" style:family="text">
      <style:text-properties officeooo:rsid="001af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ÇIK KAYNAK EĞİTİM PROJESİ <text:span text:style-name="T2">TANITIMI</text:span></text:p>
      <text:p text:style-name="P1"/>
      <text:p text:style-name="P9">1.Projenin Konusu</text:p>
      <text:p text:style-name="P3"/>
      <text:p text:style-name="P3"><text:tab/><text:span text:style-name="T6">1.1-Belirli bir konuda uzmanlaşmış ve bilgilerini paylaşmak isteyen üniversite <text:tab/>öğrencilerinin <text:s/>eğitmen olduğu, öğrenmek isteyen meraklı öğrencilerinin ücretsiz ve <text:tab/>devamlılık zorunluluğu olmadan kursiyer olduğu özgür bir eğitim platformu oluşturulması. </text:span></text:p>
      <text:p text:style-name="P3"/>
      <text:p text:style-name="P9">2.Neden</text:p>
      <text:p text:style-name="P3"/>
      <text:p text:style-name="P4"><text:tab/><text:span text:style-name="T6">2.1-İlk olarak yazılım, grafik, donanım, network v.b konuların belirli kısımlarında <text:tab/>uzmanlaşmış <text:tab/>öğrenciler kimi zaman eğitmenlerden daha güncel ve daha iyi kendilerini <text:tab/>geliştirmesi, kimi öğrencilerde okuyarak veya izliyerek tek başlarına kendilerini <text:tab/>geliştirememesi. Antalya’da bu tür faaliyetlerin bulunmaması veya zayıf olması.</text:span></text:p>
      <text:p text:style-name="P10"/>
      <text:p text:style-name="P9"><text:span text:style-name="T1">3</text:span>.Hedef</text:p>
      <text:p text:style-name="P9"/>
      <text:p text:style-name="P3"><text:tab/><text:span text:style-name="T1">3.1-Eğitmenlik yapan öğrencilerin özgüvenlerinin artması ve bilgilerinin sağlamlaşması.</text:span></text:p>
      <text:p text:style-name="P3"><text:tab/><text:span text:style-name="T1">3.2-Kursiyer öğrencilerin kendilerinin geliştirmesi.</text:span></text:p>
      <text:p text:style-name="P3"><text:tab/><text:span text:style-name="T2">3.3-Antalya’da ücretsiz eğitimin artması.</text:span></text:p>
      <text:p text:style-name="P3"><text:tab/><text:span text:style-name="T2">3.4-Özgür Yazılım felsefesini yaymak.</text:span></text:p>
      <text:p text:style-name="P3"><text:tab/><text:span text:style-name="T2">3.5-Türkiye deki Özgür Yazılım projelerinin ( Pisi Linux, Pardus Topluluk v.b ) <text:tab/>desteklenmesi ve çoğalması.</text:span></text:p>
      <text:p text:style-name="P9"/>
      <text:p text:style-name="P9"><text:span text:style-name="T1">4</text:span>.Hareket Planı</text:p>
      <text:p text:style-name="P3"/>
      <text:p text:style-name="P3"><text:tab/><text:span text:style-name="T3">4.1-Projeyi destekliyecek öğretim üyeleri bulmak.</text:span></text:p>
      <text:p text:style-name="P3"><text:tab/><text:span text:style-name="T3">4.2-Bilişim ile ilgili üniversite kulüpleri ile görüşmek.</text:span></text:p>
      <text:p text:style-name="P3"><text:tab/><text:span text:style-name="T3">4.3-Üniversite yönetiminden olur almak.</text:span></text:p>
      <text:p text:style-name="P3"><text:tab/><text:span text:style-name="T3">4.4-Proje ile ilgili ulaşım ve iletişim platformu hazırlamak.</text:span></text:p>
      <text:p text:style-name="P6"><text:tab/>4.4-Projeyi tanıtacak konferans düzenlemek. ( Önce afişler asılacak. )</text:p>
      <text:p text:style-name="P6"><text:tab/>4.5-Konferans sonrası Eğitmen ve Kursiyer adaylarını toplamak.</text:p>
      <text:p text:style-name="P6"><text:tab/>4.6-Proje tarihi belirlemek ve proje tanıtıcı afişlerin asılması.</text:p>
      <text:p text:style-name="P6"><text:tab/>4.7-Proje başlangıc tarihinde başvuran eğitmen ve kursiyer adayları sayısı ve kaynakları</text:p>
      <text:p text:style-name="P6"><text:tab/>değerlendirip projenin gerçekleştrilebilir olup olmadığına karar vermek.</text:p>
      <text:p text:style-name="P6"><text:tab/>4.8-<text:span text:style-name="T4">İptal ise iletişim platformu üzerinden bunu bildirmek ve çözüm fikirleri almak.</text:span></text:p>
      <text:p text:style-name="P6"><text:tab/><text:span text:style-name="T4">4.9-Devam edilecek ise eğitim ortamının hazırlanması ve eğitim planı oluşturulması.</text:span></text:p>
      <text:p text:style-name="P7"><text:tab/><text:span text:style-name="T5">4.10-Eğitim kuralları ve yasaklarının belirlenmesi.</text:span></text:p>
      <text:p text:style-name="P12"><text:tab/>4.11-Eğitim planının duyrulması ve Eğitime Başlanması.</text:p>
      <text:p text:style-name="P7"/>
      <text:p text:style-name="P9"><text:span text:style-name="T1">5</text:span>.<text:span text:style-name="T4">Proje Sürecinde</text:span> Beklenen Olumlu Etkiler</text:p>
      <text:p text:style-name="P3"/>
      <text:p text:style-name="P3"><text:tab/><text:span text:style-name="T4">5.1-Üniversitenin iyi bir eğitim ve konferans ortamı sağlaması.</text:span></text:p>
      <text:p text:style-name="P3"><text:tab/><text:span text:style-name="T4">5.2-Üniversitenin renkli afiş basımı ve eğitim ekipmanları için destek olması.</text:span></text:p>
      <text:p text:style-name="P3"><text:tab/><text:span text:style-name="T4">5.3-Öğretim üyelerinin projeyi yayması.</text:span></text:p>
      <text:p text:style-name="P3"><text:tab/><text:span text:style-name="T5">5.4-Kulüplerin projeyi yayması yardımcı olması.</text:span></text:p>
      <text:p text:style-name="P3"><text:tab/><text:span text:style-name="T5">5.5-Eğitimin belirli kurallar içersinde disiplinli ilerlemesi.</text:span></text:p>
      <text:p text:style-name="P3"/>
      <text:p text:style-name="P11"><text:span text:style-name="T1">6</text:span>.<text:span text:style-name="T4">Proje Sürecinde</text:span> <text:s/>Beklenen Olumsuz Etkiler</text:p>
      <text:p text:style-name="P5"/>
      <text:p text:style-name="P5"><text:tab/><text:span text:style-name="T5">6.1-Olumlu beklenen etkilerin tersi.</text:span></text:p>
      <text:p text:style-name="P5"><text:tab/><text:span text:style-name="T5">6.2-Eğitimin sürekliliği ve eğitmen öğrencilerin ilgisizleşmesi.</text:span></text:p>
      <text:p text:style-name="P5"><text:tab/><text:span text:style-name="T5">6.3-Tartışmaların ahlak dışına çıkması.</text:span></text:p>
      <text:p text:style-name="P5"><text:tab/><text:span text:style-name="T5">6.4-Bazı öğretim üyelerinin projeyi gereksiz ve olanaksız görmesi.</text:span></text:p>
      <text:p text:style-name="P5"><text:tab/><text:span text:style-name="T5">6.5-Bazı kişilerin projeye engel olma girişiminde bulunması.</text:span></text:p>
      <text:p text:style-name="P8">Hazırlayan: Oğuzhan DUY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42:46.657735336</meta:creation-date>
    <dc:date>2017-10-24T21:23:17.402441247</dc:date>
    <meta:editing-duration>PT5M39S</meta:editing-duration>
    <meta:editing-cycles>4</meta:editing-cycles>
    <meta:generator>LibreOffice/5.4.2.2.0$Linux_X86_64 LibreOffice_project/40m0$Build-2</meta:generator>
    <meta:document-statistic meta:table-count="0" meta:image-count="0" meta:object-count="0" meta:page-count="1" meta:paragraph-count="38" meta:word-count="286" meta:character-count="2520" meta:non-whitespace-character-count="2232"/>
  </office:meta>
</office:document-meta>
</file>